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2.27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296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0.661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12.25cm"/>
    </style:style>
    <style:style style:name="co15" style:family="table-column">
      <style:table-column-properties fo:break-before="auto" style:column-width="4.551cm"/>
    </style:style>
    <style:style style:name="co16" style:family="table-column">
      <style:table-column-properties fo:break-before="auto" style:column-width="2.778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1.81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map style:condition="is-true-formula(AND([.$D2]=[.$D1]; [.$G2]=[.$G1]))" style:apply-style-name="Neutral" style:base-cell-address="Sheet_1.A2"/>
    </style:style>
    <style:style style:name="ce5" style:family="table-cell" style:parent-style-name="Default" style:data-style-name="N0">
      <style:text-properties fo:font-weight="bold" style:font-weight-asian="bold" style:font-weight-complex="bold"/>
      <style:map style:condition="is-true-formula([.H1]=0)" style:apply-style-name="cf6" style:base-cell-address="Sheet_1.H1"/>
    </style:style>
    <style:style style:name="ce6" style:family="table-cell" style:parent-style-name="Default">
      <style:map style:condition="is-true-formula([.H1]=0)" style:apply-style-name="cf6" style:base-cell-address="Sheet_1.H1"/>
    </style:style>
    <style:style style:name="ce8" style:family="table-cell" style:parent-style-name="Default" style:data-style-name="N3">
      <style:map style:condition="is-true-formula([.H1]=0)" style:apply-style-name="cf6" style:base-cell-address="Sheet_1.H1"/>
    </style:style>
    <style:style style:name="ce1" style:family="table-cell" style:parent-style-name="Default" style:data-style-name="N0"/>
    <style:style style:name="ce16" style:family="table-cell" style:parent-style-name="Default" style:data-style-name="N99"/>
    <style:style style:name="ce20" style:family="table-cell" style:parent-style-name="Default" style:data-style-name="N0">
      <style:map style:condition="is-true-formula(AND([.$E2]=[.$E1]; [.$H2]=[.$H1]))" style:apply-style-name="Neutral" style:base-cell-address="Sheet_2.A2"/>
    </style:style>
    <style:style style:name="ce18" style:family="table-cell" style:parent-style-name="Default" style:data-style-name="N0">
      <style:table-cell-properties fo:background-color="#ffc000"/>
      <style:map style:condition="is-true-formula(AND([.$E2]=[.$E1]; [.$H2]=[.$H1]))" style:apply-style-name="Neutral" style:base-cell-address="Sheet_2.A2"/>
    </style:style>
    <style:style style:name="ce19" style:family="table-cell" style:parent-style-name="Default">
      <style:map style:condition="is-true-formula(AND([.$E2]=[.$E1]; [.$H2]=[.$H1]))" style:apply-style-name="Neutral" style:base-cell-address="Sheet_2.A2"/>
    </style:style>
    <style:style style:name="ce24" style:family="table-cell" style:parent-style-name="Default" style:data-style-name="N0">
      <style:text-properties fo:font-weight="bold" style:font-weight-asian="bold" style:font-weight-complex="bold"/>
      <style:map style:condition="is-true-formula([.I1]=0)" style:apply-style-name="cf6" style:base-cell-address="Sheet_2.I1"/>
    </style:style>
    <style:style style:name="ce25" style:family="table-cell" style:parent-style-name="Default">
      <style:map style:condition="is-true-formula([.I1]=0)" style:apply-style-name="cf6" style:base-cell-address="Sheet_2.I1"/>
    </style:style>
    <style:style style:name="ce22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4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0" style:family="table-cell" style:parent-style-name="Default" style:data-style-name="N0">
      <style:table-cell-properties fo:background-color="#ffc000"/>
    </style:style>
    <style:style style:name="ce13" style:family="table-cell" style:parent-style-name="Default">
      <style:map style:condition="is-true-formula([.I1]=0)" style:apply-style-name="cf6" style:base-cell-address="Sheet_2.I1"/>
    </style:style>
  </office:automatic-styles>
  <office:body>
    <office:spreadsheet>
      <table:calculation-settings table:automatic-find-labels="false" table:use-regular-expressions="false"/>
      <table:table table:name="Sheet_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09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_eur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matched_type</text:p>
          </table:table-cell>
          <table:table-cell table:style-name="ce2" office:value-type="string" calcext:value-type="string">
            <text:p>matched_name</text:p>
          </table:table-cell>
          <table:table-cell table:style-name="ce2" office:value-type="string" calcext:value-type="string">
            <text:p>matched_winery_nam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aine Févre - Chablis Premiére Cru Vaulor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4pmmh36w3c0fbx3syphgq7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Domaine William Fèvre</text:p>
          </table:table-cell>
          <table:table-cell office:value-type="float" office:value="39.557976" calcext:value-type="float">
            <text:p>39,557976</text:p>
          </table:table-cell>
          <table:table-cell table:formula="of:=[.I2]*100" office:value-type="float" office:value="7900" calcext:value-type="float">
            <text:p>79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rseult Les Clous Villages Bouchard Pére et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xcbz5yyn79mp6j5w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Clous</text:p>
          </table:table-cell>
          <table:table-cell office:value-type="string" calcext:value-type="string">
            <text:p>Bouchard Père &amp; Fils</text:p>
          </table:table-cell>
          <table:table-cell office:value-type="float" office:value="41.611816" calcext:value-type="float">
            <text:p>41,611816</text:p>
          </table:table-cell>
          <table:table-cell table:formula="of:=[.I3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maine de la Solitude Chateauneuf du Pap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rn5ksh8fncpxmkxbs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allons de la Solitude Châteauneuf-du-Pape</text:p>
          </table:table-cell>
          <table:table-cell office:value-type="string" calcext:value-type="string">
            <text:p>Domaine de la Solitude - Famille Lancon</text:p>
          </table:table-cell>
          <table:table-cell office:value-type="float" office:value="43.43712" calcext:value-type="float">
            <text:p>43,43712</text:p>
          </table:table-cell>
          <table:table-cell table:formula="of:=[.I4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teau la Confession Saint 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1pe0rzy8eg0hagy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La Confession</text:p>
          </table:table-cell>
          <table:table-cell office:value-type="float" office:value="48.392826" calcext:value-type="float">
            <text:p>48,392826</text:p>
          </table:table-cell>
          <table:table-cell table:formula="of:=[.I5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sne Romaneé – Domaine de Pedr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5.664288" calcext:value-type="float">
            <text:p>35,664288</text:p>
          </table:table-cell>
          <table:table-cell table:formula="of:=[.I6]*100" office:value-type="float" office:value="17700" calcext:value-type="float">
            <text:p>17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rdeaux Rouge Supérieur AOP – Château Croix-Mout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sa91z083za2w3db8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deaux Supérieur</text:p>
          </table:table-cell>
          <table:table-cell office:value-type="string" calcext:value-type="string">
            <text:p>Château Croix Mouton</text:p>
          </table:table-cell>
          <table:table-cell office:value-type="float" office:value="44.82544" calcext:value-type="float">
            <text:p>44,82544</text:p>
          </table:table-cell>
          <table:table-cell table:formula="of:=[.I7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teau Ormes De Pez saint estep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6skgayzky81ms52az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Ormes de Pez</text:p>
          </table:table-cell>
          <table:table-cell office:value-type="float" office:value="50.292034" calcext:value-type="float">
            <text:p>50,292034</text:p>
          </table:table-cell>
          <table:table-cell table:formula="of:=[.I8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roplong Mondot <text:s/>1er Grand Cru Classe <text:s/>saint emil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nz7gd45kbwmcyzs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dot Saint-Émilion Grand Cru</text:p>
          </table:table-cell>
          <table:table-cell office:value-type="string" calcext:value-type="string">
            <text:p>Château Troplong Mondot</text:p>
          </table:table-cell>
          <table:table-cell office:value-type="float" office:value="57.209667" calcext:value-type="float">
            <text:p>57,209667</text:p>
          </table:table-cell>
          <table:table-cell table:formula="of:=[.I9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âteau Brane-Cantenac Margaux (Grand Cru Classé)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Brane-Cantenac</text:p>
          </table:table-cell>
          <table:table-cell office:value-type="float" office:value="56.306816" calcext:value-type="float">
            <text:p>56,306816</text:p>
          </table:table-cell>
          <table:table-cell table:formula="of:=[.I10]*10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CARMINA „LOGGI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ggia Carmina Prosecco</text:p>
          </table:table-cell>
          <table:table-cell office:value-type="string" calcext:value-type="string">
            <text:p>Carmina</text:p>
          </table:table-cell>
          <table:table-cell office:value-type="float" office:value="45.503532" calcext:value-type="float">
            <text:p>45,503532</text:p>
          </table:table-cell>
          <table:table-cell table:formula="of:=[.I11]*100" office:value-type="float" office:value="2200" calcext:value-type="float">
            <text:p>2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Castel Monreale Rosé Rametz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cgnpj5rkht6k52x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stel Monreale Brut Rosé</text:p>
          </table:table-cell>
          <table:table-cell office:value-type="string" calcext:value-type="string">
            <text:p>Rametz</text:p>
          </table:table-cell>
          <table:table-cell office:value-type="float" office:value="45.83731" calcext:value-type="float">
            <text:p>45,83731</text:p>
          </table:table-cell>
          <table:table-cell table:formula="of:=[.I12]*100" office:value-type="float" office:value="4500" calcext:value-type="float">
            <text:p>4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Rosé Sekt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my5rqpe521fsdwks0g3yf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Arunda</text:p>
          </table:table-cell>
          <table:table-cell office:value-type="float" office:value="28.548937" calcext:value-type="float">
            <text:p>28,548937</text:p>
          </table:table-cell>
          <table:table-cell table:formula="of:=[.I13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4]*100" office:value-type="float" office:value="4300" calcext:value-type="float">
            <text:p>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5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6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7]*100" office:value-type="float" office:value="9000" calcext:value-type="float">
            <text:p>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8]*100" office:value-type="float" office:value="10500" calcext:value-type="float">
            <text:p>10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9]*100" office:value-type="float" office:value="5500" calcext:value-type="float">
            <text:p>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4k2zha41rc9c9bb6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(R de Ruinart) Champagne</text:p>
          </table:table-cell>
          <table:table-cell office:value-type="string" calcext:value-type="string">
            <text:p>Ruinart</text:p>
          </table:table-cell>
          <table:table-cell office:value-type="float" office:value="40.097427" calcext:value-type="float">
            <text:p>40,097427</text:p>
          </table:table-cell>
          <table:table-cell table:formula="of:=[.I20]*100" office:value-type="float" office:value="10500" calcext:value-type="float">
            <text:p>10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 Rose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2.64077" calcext:value-type="float">
            <text:p>42,64077</text:p>
          </table:table-cell>
          <table:table-cell table:formula="of:=[.I21]*100" office:value-type="float" office:value="13000" calcext:value-type="float">
            <text:p>1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Dom Perignon VINT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 Brut Champagne</text:p>
          </table:table-cell>
          <table:table-cell office:value-type="string" calcext:value-type="string">
            <text:p>Dom Pérignon</text:p>
          </table:table-cell>
          <table:table-cell office:value-type="float" office:value="44.29235" calcext:value-type="float">
            <text:p>44,29235</text:p>
          </table:table-cell>
          <table:table-cell table:formula="of:=[.I22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De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62.11169" calcext:value-type="float">
            <text:p>62,11169</text:p>
          </table:table-cell>
          <table:table-cell table:formula="of:=[.I23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Ro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e2nsjwd6d805a7zcy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Rosé Champagne</text:p>
          </table:table-cell>
          <table:table-cell office:value-type="string" calcext:value-type="string">
            <text:p>De Venoge</text:p>
          </table:table-cell>
          <table:table-cell office:value-type="float" office:value="41.829437" calcext:value-type="float">
            <text:p>41,829437</text:p>
          </table:table-cell>
          <table:table-cell table:formula="of:=[.I24]*100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Blanc de Noir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50.170937" calcext:value-type="float">
            <text:p>50,170937</text:p>
          </table:table-cell>
          <table:table-cell table:formula="of:=[.I25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lot Rosé Meris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tmbwdx4fxs7bp0bx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is Merlot Rosè</text:p>
          </table:table-cell>
          <table:table-cell office:value-type="string" calcext:value-type="string">
            <text:p>Kellerei St. Pauls</text:p>
          </table:table-cell>
          <table:table-cell office:value-type="float" office:value="33.807724" calcext:value-type="float">
            <text:p>33,807724</text:p>
          </table:table-cell>
          <table:table-cell table:formula="of:=[.I26]*100" office:value-type="float" office:value="2800" calcext:value-type="float">
            <text:p>2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e` - Pfannenstielhof</text:p>
          </table:table-cell>
          <table:table-cell/>
          <table:table-cell office:value-type="string" calcext:value-type="string">
            <text:p>Sieger beim Autochtona Awar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cw4dfxbzjkjwn1237yr18z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Pfannenstielhof</text:p>
          </table:table-cell>
          <table:table-cell office:value-type="float" office:value="41.665802" calcext:value-type="float">
            <text:p>41,665802</text:p>
          </table:table-cell>
          <table:table-cell table:formula="of:=[.I27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dzb94jpm7t501wmk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te Rose</text:p>
          </table:table-cell>
          <table:table-cell office:value-type="string" calcext:value-type="string">
            <text:p>Nals Margreid</text:p>
          </table:table-cell>
          <table:table-cell office:value-type="float" office:value="48.1603" calcext:value-type="float">
            <text:p>48,1603</text:p>
          </table:table-cell>
          <table:table-cell table:formula="of:=[.I28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Bio Pieropan Ven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ine_01gzr4ksj4ahty016zbqf90z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Pieropan</text:p>
          </table:table-cell>
          <table:table-cell office:value-type="float" office:value="40.617275" calcext:value-type="float">
            <text:p>40,617275</text:p>
          </table:table-cell>
          <table:table-cell table:formula="of:=[.I29]*100" office:value-type="float" office:value="2800" calcext:value-type="float">
            <text:p>2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- CA DEI FRATI Lombard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formula="of:=[.I30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formula="of:=[.I31]*100" office:value-type="float" office:value="9500" calcext:value-type="float">
            <text:p>9500</text:p>
          </table:table-cell>
          <table:table-cell office:value-type="string" calcext:value-type="string">
            <text:p>1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formula="of:=[.I32]*100" office:value-type="float" office:value="9500" calcext:value-type="float">
            <text:p>9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 - EBER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dpchz37phhyxhrg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</text:p>
          </table:table-cell>
          <table:table-cell office:value-type="string" calcext:value-type="string">
            <text:p>Eberlehof</text:p>
          </table:table-cell>
          <table:table-cell office:value-type="float" office:value="48.096443" calcext:value-type="float">
            <text:p>48,096443</text:p>
          </table:table-cell>
          <table:table-cell table:formula="of:=[.I33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khs04rxp1dg44068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4.204556" calcext:value-type="float">
            <text:p>34,204556</text:p>
          </table:table-cell>
          <table:table-cell table:formula="of:=[.I34]*100" office:value-type="float" office:value="2700" calcext:value-type="float">
            <text:p>2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EB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2jxv8ss0d30tn6es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Ebner-Ebenauer</text:p>
          </table:table-cell>
          <table:table-cell office:value-type="float" office:value="33.370377" calcext:value-type="float">
            <text:p>33,370377</text:p>
          </table:table-cell>
          <table:table-cell table:formula="of:=[.I35]*100" office:value-type="float" office:value="3200" calcext:value-type="float">
            <text:p>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-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pm821k2czmn9xt9z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irlan</text:p>
          </table:table-cell>
          <table:table-cell office:value-type="float" office:value="32.80421" calcext:value-type="float">
            <text:p>32,80421</text:p>
          </table:table-cell>
          <table:table-cell table:formula="of:=[.I36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“Punggl” Kellerei Nals Margreid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nggl Pinot Grigio</text:p>
          </table:table-cell>
          <table:table-cell office:value-type="string" calcext:value-type="string">
            <text:p>Nals Margreid</text:p>
          </table:table-cell>
          <table:table-cell office:value-type="float" office:value="58.922432" calcext:value-type="float">
            <text:p>58,922432</text:p>
          </table:table-cell>
          <table:table-cell table:formula="of:=[.I37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 -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 Pinot Grigio</text:p>
          </table:table-cell>
          <table:table-cell office:value-type="string" calcext:value-type="string">
            <text:p>Tramin</text:p>
          </table:table-cell>
          <table:table-cell office:value-type="float" office:value="45.202538" calcext:value-type="float">
            <text:p>45,202538</text:p>
          </table:table-cell>
          <table:table-cell table:formula="of:=[.I38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Vorberg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Terlan (Terlano)</text:p>
          </table:table-cell>
          <table:table-cell office:value-type="float" office:value="46.11953" calcext:value-type="float">
            <text:p>46,11953</text:p>
          </table:table-cell>
          <table:table-cell table:formula="of:=[.I39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“Sirmian” Kellerei Nals Margreid</text:p>
          </table:table-cell>
          <table:table-cell/>
          <table:table-cell office:value-type="string" calcext:value-type="string">
            <text:p>Gambero Rosso 3 Bicchieri, 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 Pinot Bianco</text:p>
          </table:table-cell>
          <table:table-cell office:value-type="string" calcext:value-type="string">
            <text:p>Nals Margreid</text:p>
          </table:table-cell>
          <table:table-cell office:value-type="float" office:value="48.194134" calcext:value-type="float">
            <text:p>48,194134</text:p>
          </table:table-cell>
          <table:table-cell table:formula="of:=[.I40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„Tecum“ Weingut Castelfeder nur Magnum 1,50 l -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um Pinot Bianco</text:p>
          </table:table-cell>
          <table:table-cell office:value-type="string" calcext:value-type="string">
            <text:p>Castelfeder</text:p>
          </table:table-cell>
          <table:table-cell office:value-type="float" office:value="36.70165" calcext:value-type="float">
            <text:p>36,70165</text:p>
          </table:table-cell>
          <table:table-cell table:formula="of:=[.I41]*100" office:value-type="float" office:value="8900" calcext:value-type="float">
            <text:p>8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PRAEPOSITUS“ - NEUSTIFT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7306" calcext:value-type="float">
            <text:p>32,457306</text:p>
          </table:table-cell>
          <table:table-cell table:formula="of:=[.I42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Geieregg“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qzm1varmm99zfg3da00w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ieregg Riesling</text:p>
          </table:table-cell>
          <table:table-cell office:value-type="string" calcext:value-type="string">
            <text:p>Himmelreich-Hof</text:p>
          </table:table-cell>
          <table:table-cell office:value-type="float" office:value="37.975166" calcext:value-type="float">
            <text:p>37,975166</text:p>
          </table:table-cell>
          <table:table-cell table:formula="of:=[.I43]*100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„PRAEPOSITUS“ - KLOSTER NEUSTIFT</text:p>
          </table:table-cell>
          <table:table-cell/>
          <table:table-cell office:value-type="string" calcext:value-type="string">
            <text:p>Wine Hunter Award Platinum &amp; Gol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804077" calcext:value-type="float">
            <text:p>32,804077</text:p>
          </table:table-cell>
          <table:table-cell table:formula="of:=[.I44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Magred“ Kellerei Nals Margreid</text:p>
          </table:table-cell>
          <table:table-cell/>
          <table:table-cell office:value-type="string" calcext:value-type="string">
            <text:p>James Suckling 92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red Chardonnay</text:p>
          </table:table-cell>
          <table:table-cell office:value-type="string" calcext:value-type="string">
            <text:p>Nals Margreid</text:p>
          </table:table-cell>
          <table:table-cell office:value-type="float" office:value="64.4836" calcext:value-type="float">
            <text:p>64,4836</text:p>
          </table:table-cell>
          <table:table-cell table:formula="of:=[.I45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Bioland“ Riedingerhof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cw4dg7645shfpc7k0p9fhv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Riedingerhof</text:p>
          </table:table-cell>
          <table:table-cell office:value-type="float" office:value="35.13333" calcext:value-type="float">
            <text:p>35,13333</text:p>
          </table:table-cell>
          <table:table-cell table:formula="of:=[.I46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KREUTH“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reuth</text:p>
          </table:table-cell>
          <table:table-cell office:value-type="string" calcext:value-type="string">
            <text:p>Terlan (Terlano)</text:p>
          </table:table-cell>
          <table:table-cell office:value-type="float" office:value="51.752426" calcext:value-type="float">
            <text:p>51,752426</text:p>
          </table:table-cell>
          <table:table-cell table:formula="of:=[.I47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„Baron Salvadori“ Kellerei Nals Margreid</text:p>
          </table:table-cell>
          <table:table-cell/>
          <table:table-cell office:value-type="string" calcext:value-type="string">
            <text:p>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 Chardonnay Riserva</text:p>
          </table:table-cell>
          <table:table-cell office:value-type="string" calcext:value-type="string">
            <text:p>Nals Margreid</text:p>
          </table:table-cell>
          <table:table-cell office:value-type="float" office:value="60.039192" calcext:value-type="float">
            <text:p>60,039192</text:p>
          </table:table-cell>
          <table:table-cell table:formula="of:=[.I48]*100" office:value-type="float" office:value="5200" calcext:value-type="float">
            <text:p>5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Troy“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oy Reserva Chardonnay</text:p>
          </table:table-cell>
          <table:table-cell office:value-type="string" calcext:value-type="string">
            <text:p>Tramin</text:p>
          </table:table-cell>
          <table:table-cell office:value-type="float" office:value="35.437332" calcext:value-type="float">
            <text:p>35,437332</text:p>
          </table:table-cell>
          <table:table-cell table:formula="of:=[.I49]*100" office:value-type="float" office:value="9800" calcext:value-type="float">
            <text:p>9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Myra”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jsm3nxqjhebp455y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Ansitz Waldgries</text:p>
          </table:table-cell>
          <table:table-cell office:value-type="float" office:value="54.90472" calcext:value-type="float">
            <text:p>54,90472</text:p>
          </table:table-cell>
          <table:table-cell table:formula="of:=[.I50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formula="of:=[.I51]*100" office:value-type="float" office:value="3800" calcext:value-type="float">
            <text:p>3800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formula="of:=[.I52]*100" office:value-type="float" office:value="3800" calcext:value-type="float">
            <text:p>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Lafoa”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fóa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37553" calcext:value-type="float">
            <text:p>33,937553</text:p>
          </table:table-cell>
          <table:table-cell table:formula="of:=[.I53]*100" office:value-type="float" office:value="4400" calcext:value-type="float">
            <text:p>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4]*100" office:value-type="float" office:value="8400" calcext:value-type="float">
            <text:p>8400</text:p>
          </table:table-cell>
          <table:table-cell office:value-type="string" calcext:value-type="string">
            <text:p>8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5]*100" office:value-type="float" office:value="8400" calcext:value-type="float">
            <text:p>8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6]*100" office:value-type="float" office:value="16000" calcext:value-type="float">
            <text:p>160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7]*100" office:value-type="float" office:value="16000" calcext:value-type="float">
            <text:p>1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58]*100" office:value-type="float" office:value="29800" calcext:value-type="float">
            <text:p>29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SELIDA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ida Gewürztraminer</text:p>
          </table:table-cell>
          <table:table-cell office:value-type="string" calcext:value-type="string">
            <text:p>Tramin</text:p>
          </table:table-cell>
          <table:table-cell office:value-type="float" office:value="41.08855" calcext:value-type="float">
            <text:p>41,08855</text:p>
          </table:table-cell>
          <table:table-cell table:formula="of:=[.I59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CONCERTO”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r3bs9rtscwvae7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certo Grosso Gewürztraminer</text:p>
          </table:table-cell>
          <table:table-cell office:value-type="string" calcext:value-type="string">
            <text:p>Elena Walch</text:p>
          </table:table-cell>
          <table:table-cell office:value-type="float" office:value="50.288765" calcext:value-type="float">
            <text:p>50,288765</text:p>
          </table:table-cell>
          <table:table-cell table:formula="of:=[.I60]*100" office:value-type="float" office:value="4400" calcext:value-type="float">
            <text:p>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Nussbaumer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aumer Gewürztraminer</text:p>
          </table:table-cell>
          <table:table-cell office:value-type="string" calcext:value-type="string">
            <text:p>Tramin</text:p>
          </table:table-cell>
          <table:table-cell office:value-type="float" office:value="42.89746" calcext:value-type="float">
            <text:p>42,89746</text:p>
          </table:table-cell>
          <table:table-cell table:formula="of:=[.I61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Klassich Cuvee -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 (Classico)</text:p>
          </table:table-cell>
          <table:table-cell office:value-type="string" calcext:value-type="string">
            <text:p>Terlan (Terlano)</text:p>
          </table:table-cell>
          <table:table-cell office:value-type="float" office:value="53.601616" calcext:value-type="float">
            <text:p>53,601616</text:p>
          </table:table-cell>
          <table:table-cell table:formula="of:=[.I62]*100" office:value-type="float" office:value="3300" calcext:value-type="float">
            <text:p>3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Giovo“ Cuvee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0.461937" calcext:value-type="float">
            <text:p>60,461937</text:p>
          </table:table-cell>
          <table:table-cell table:formula="of:=[.I63]*100" office:value-type="float" office:value="5100" calcext:value-type="float">
            <text:p>5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Nova Domus” Riserva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6.6123" calcext:value-type="float">
            <text:p>56,6123</text:p>
          </table:table-cell>
          <table:table-cell table:formula="of:=[.I64]*100" office:value-type="float" office:value="6300" calcext:value-type="float">
            <text:p>6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Dolomytos“ Weisswein Cuvee Weingut Dolomytos</text:p>
          </table:table-cell>
          <table:table-cell/>
          <table:table-cell office:value-type="string" calcext:value-type="string">
            <text:p>Cuvee aus Südtiroler und Griechischen Rebsorten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82.78138" calcext:value-type="float">
            <text:p>82,78138</text:p>
          </table:table-cell>
          <table:table-cell table:formula="of:=[.I65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Beyond The Clouds” Cuvee Weingut Elena Walch</text:p>
          </table:table-cell>
          <table:table-cell/>
          <table:table-cell office:value-type="string" calcext:value-type="string">
            <text:p>GamberoRosso . Veronelli . Bibenda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7.006565" calcext:value-type="float">
            <text:p>57,006565</text:p>
          </table:table-cell>
          <table:table-cell table:formula="of:=[.I66]*100" office:value-type="float" office:value="9000" calcext:value-type="float">
            <text:p>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LR“ Cuvee Kellerei Schreckbichl</text:p>
          </table:table-cell>
          <table:table-cell/>
          <table:table-cell office:value-type="string" calcext:value-type="string">
            <text:p>Falstaff :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98526" calcext:value-type="float">
            <text:p>34,598526</text:p>
          </table:table-cell>
          <table:table-cell table:formula="of:=[.I67]*100" office:value-type="float" office:value="12400" calcext:value-type="float">
            <text:p>12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Nama“ Cuvee Kellerei Nals Margreid</text:p>
          </table:table-cell>
          <table:table-cell/>
          <table:table-cell office:value-type="string" calcext:value-type="string">
            <text:p>Robert Parker 96 Punkte, James Suckling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 office:value-type="float" office:value="48.86843" calcext:value-type="float">
            <text:p>48,86843</text:p>
          </table:table-cell>
          <table:table-cell table:formula="of:=[.I68]*100" office:value-type="float" office:value="14300" calcext:value-type="float">
            <text:p>1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Appius“ Cuvee Kellerei St. Michael - Eppan</text:p>
          </table:table-cell>
          <table:table-cell/>
          <table:table-cell office:value-type="string" calcext:value-type="string">
            <text:p>Robert Parker 95+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49.299347" calcext:value-type="float">
            <text:p>49,299347</text:p>
          </table:table-cell>
          <table:table-cell table:formula="of:=[.I69]*100" office:value-type="float" office:value="16500" calcext:value-type="float">
            <text:p>1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SCHICKENBURG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50.688896" calcext:value-type="float">
            <text:p>50,688896</text:p>
          </table:table-cell>
          <table:table-cell table:formula="of:=[.I70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formula="of:=[.I71]*100" office:value-type="float" office:value="2900" calcext:value-type="float">
            <text:p>2900</text:p>
          </table:table-cell>
          <table:table-cell office:value-type="string" calcext:value-type="string">
            <text:p>4 x 202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formula="of:=[.I72]*100" office:value-type="float" office:value="2900" calcext:value-type="float">
            <text:p>2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formula="of:=[.I73]*100" office:value-type="float" office:value="3200" calcext:value-type="float">
            <text:p>3200</text:p>
          </table:table-cell>
          <table:table-cell office:value-type="string" calcext:value-type="string">
            <text:p>6 x 202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formula="of:=[.I74]*100" office:value-type="float" office:value="3200" calcext:value-type="float">
            <text:p>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Gschleier“ Alte Reben Kellerei Girlan</text:p>
          </table:table-cell>
          <table:table-cell/>
          <table:table-cell office:value-type="string" calcext:value-type="string">
            <text:p>FALSTAFF : 93 Pkt.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Vernatsch Alte Reben</text:p>
          </table:table-cell>
          <table:table-cell office:value-type="string" calcext:value-type="string">
            <text:p>Girlan</text:p>
          </table:table-cell>
          <table:table-cell office:value-type="float" office:value="55.21714" calcext:value-type="float">
            <text:p>55,21714</text:p>
          </table:table-cell>
          <table:table-cell table:formula="of:=[.I75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Anrar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hs4297dbhyg8ngnv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rar Pinot Noir</text:p>
          </table:table-cell>
          <table:table-cell office:value-type="string" calcext:value-type="string">
            <text:p>Andrian</text:p>
          </table:table-cell>
          <table:table-cell office:value-type="float" office:value="34.247448" calcext:value-type="float">
            <text:p>34,247448</text:p>
          </table:table-cell>
          <table:table-cell table:formula="of:=[.I76]*100" office:value-type="float" office:value="5900" calcext:value-type="float">
            <text:p>5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Baltasius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awwcz6g9k7q7t7t06j26tp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tasius 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49.043873" calcext:value-type="float">
            <text:p>49,043873</text:p>
          </table:table-cell>
          <table:table-cell table:formula="of:=[.I77]*100" office:value-type="float" office:value="6200" calcext:value-type="float">
            <text:p>6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VINSCHGAU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schgau Blauburgunder</text:p>
          </table:table-cell>
          <table:table-cell office:value-type="string" calcext:value-type="string">
            <text:p>Kellerei Meran</text:p>
          </table:table-cell>
          <table:table-cell office:value-type="float" office:value="54.830456" calcext:value-type="float">
            <text:p>54,830456</text:p>
          </table:table-cell>
          <table:table-cell table:formula="of:=[.I78]*100" office:value-type="float" office:value="3100" calcext:value-type="float">
            <text:p>3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formula="of:=[.I79]*100" office:value-type="float" office:value="4700" calcext:value-type="float">
            <text:p>47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formula="of:=[.I80]*100" office:value-type="float" office:value="4700" calcext:value-type="float">
            <text:p>4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ai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on Pinot Noir Riserva</text:p>
          </table:table-cell>
          <table:table-cell office:value-type="string" calcext:value-type="string">
            <text:p>Elena Walch</text:p>
          </table:table-cell>
          <table:table-cell office:value-type="float" office:value="51.980625" calcext:value-type="float">
            <text:p>51,980625</text:p>
          </table:table-cell>
          <table:table-cell table:formula="of:=[.I81]*100" office:value-type="float" office:value="19000" calcext:value-type="float">
            <text:p>1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maninco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 di Mason</text:p>
          </table:table-cell>
          <table:table-cell office:value-type="string" calcext:value-type="string">
            <text:p>Manincor</text:p>
          </table:table-cell>
          <table:table-cell office:value-type="float" office:value="48.061855" calcext:value-type="float">
            <text:p>48,061855</text:p>
          </table:table-cell>
          <table:table-cell table:formula="of:=[.I82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Trattmann“ Kellerei Girlan</text:p>
          </table:table-cell>
          <table:table-cell/>
          <table:table-cell office:value-type="string" calcext:value-type="string">
            <text:p>Gambero Rosso 3 bicchieri, Robert Parker 94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360096" calcext:value-type="float">
            <text:p>44,360096</text:p>
          </table:table-cell>
          <table:table-cell table:formula="of:=[.I83]*100" office:value-type="float" office:value="6000" calcext:value-type="float">
            <text:p>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Ludwig” Weingu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dwig Pinot Nero</text:p>
          </table:table-cell>
          <table:table-cell office:value-type="string" calcext:value-type="string">
            <text:p>Elena Walch</text:p>
          </table:table-cell>
          <table:table-cell office:value-type="float" office:value="48.786385" calcext:value-type="float">
            <text:p>48,786385</text:p>
          </table:table-cell>
          <table:table-cell table:formula="of:=[.I84]*100" office:value-type="float" office:value="6100" calcext:value-type="float">
            <text:p>6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“Renaissance”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awwcz6ybdn4p3n24a180r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 Riserva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3.276" calcext:value-type="float">
            <text:p>43,276</text:p>
          </table:table-cell>
          <table:table-cell table:formula="of:=[.I85]*100" office:value-type="float" office:value="8000" calcext:value-type="float">
            <text:p>8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“Ponkler”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ònkler</text:p>
          </table:table-cell>
          <table:table-cell office:value-type="string" calcext:value-type="string">
            <text:p>Franz Haas</text:p>
          </table:table-cell>
          <table:table-cell office:value-type="float" office:value="43.524548" calcext:value-type="float">
            <text:p>43,524548</text:p>
          </table:table-cell>
          <table:table-cell table:formula="of:=[.I86]*100" office:value-type="float" office:value="10800" calcext:value-type="float">
            <text:p>10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Curlan” Kellerei Girlan</text:p>
          </table:table-cell>
          <table:table-cell/>
          <table:table-cell office:value-type="string" calcext:value-type="string">
            <text:p>Robert Parker 93 Punkte Falstaff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rlan Pinot Noir Riserva</text:p>
          </table:table-cell>
          <table:table-cell office:value-type="string" calcext:value-type="string">
            <text:p>Girlan</text:p>
          </table:table-cell>
          <table:table-cell office:value-type="float" office:value="49.491077" calcext:value-type="float">
            <text:p>49,491077</text:p>
          </table:table-cell>
          <table:table-cell table:formula="of:=[.I87]*100" office:value-type="float" office:value="11900" calcext:value-type="float">
            <text:p>11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formula="of:=[.I88]*100" office:value-type="float" office:value="15500" calcext:value-type="float">
            <text:p>15500</text:p>
          </table:table-cell>
          <table:table-cell office:value-type="string" calcext:value-type="string">
            <text:p>2 x 201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formula="of:=[.I89]*100" office:value-type="float" office:value="15500" calcext:value-type="float">
            <text:p>1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formula="of:=[.I90]*100" office:value-type="float" office:value="15800" calcext:value-type="float">
            <text:p>15800</text:p>
          </table:table-cell>
          <table:table-cell office:value-type="string" calcext:value-type="string">
            <text:p>3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formula="of:=[.I91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Levad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ad Merlot</text:p>
          </table:table-cell>
          <table:table-cell office:value-type="string" calcext:value-type="string">
            <text:p>Nals Margreid</text:p>
          </table:table-cell>
          <table:table-cell office:value-type="float" office:value="56.82724" calcext:value-type="float">
            <text:p>56,82724</text:p>
          </table:table-cell>
          <table:table-cell table:formula="of:=[.I92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formula="of:=[.I93]*100" office:value-type="float" office:value="6500" calcext:value-type="float">
            <text:p>6500</text:p>
          </table:table-cell>
          <table:table-cell office:value-type="string" calcext:value-type="string">
            <text:p>6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formula="of:=[.I94]*100" office:value-type="float" office:value="6500" calcext:value-type="float">
            <text:p>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0.18326" calcext:value-type="float">
            <text:p>40,18326</text:p>
          </table:table-cell>
          <table:table-cell table:formula="of:=[.I95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avweezfgt6j22j4fnghqk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Merlot Riserva</text:p>
          </table:table-cell>
          <table:table-cell office:value-type="string" calcext:value-type="string">
            <text:p>Weingut Pfostl</text:p>
          </table:table-cell>
          <table:table-cell office:value-type="float" office:value="49.590443" calcext:value-type="float">
            <text:p>49,590443</text:p>
          </table:table-cell>
          <table:table-cell table:formula="of:=[.I96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Gand“ Kellerei Andrian</text:p>
          </table:table-cell>
          <table:table-cell/>
          <table:table-cell office:value-type="string" calcext:value-type="string">
            <text:p>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28.599382" calcext:value-type="float">
            <text:p>28,599382</text:p>
          </table:table-cell>
          <table:table-cell table:formula="of:=[.I97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Nussleiten“ Castel Sallegg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leiten</text:p>
          </table:table-cell>
          <table:table-cell office:value-type="string" calcext:value-type="string">
            <text:p>Castel Sallegg</text:p>
          </table:table-cell>
          <table:table-cell office:value-type="float" office:value="53.01084" calcext:value-type="float">
            <text:p>53,01084</text:p>
          </table:table-cell>
          <table:table-cell table:formula="of:=[.I98]*100" office:value-type="float" office:value="6500" calcext:value-type="float">
            <text:p>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formula="of:=[.I99]*100" office:value-type="float" office:value="8500" calcext:value-type="float">
            <text:p>8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formula="of:=[.I100]*100" office:value-type="float" office:value="16400" calcext:value-type="float">
            <text:p>1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formula="of:=[.I101]*100" office:value-type="float" office:value="3400" calcext:value-type="float">
            <text:p>34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formula="of:=[.I102]*100" office:value-type="float" office:value="3400" calcext:value-type="float">
            <text:p>3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„Lafot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ot Cabernet Riserva</text:p>
          </table:table-cell>
          <table:table-cell office:value-type="string" calcext:value-type="string">
            <text:p>Nals Margreid</text:p>
          </table:table-cell>
          <table:table-cell office:value-type="float" office:value="55.995956" calcext:value-type="float">
            <text:p>55,995956</text:p>
          </table:table-cell>
          <table:table-cell table:formula="of:=[.I103]*100" office:value-type="float" office:value="4000" calcext:value-type="float">
            <text:p>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ISTRICE“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3538" calcext:value-type="float">
            <text:p>51,93538</text:p>
          </table:table-cell>
          <table:table-cell table:formula="of:=[.I104]*100" office:value-type="float" office:value="4300" calcext:value-type="float">
            <text:p>4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5]*100" office:value-type="float" office:value="7100" calcext:value-type="float">
            <text:p>7100</text:p>
          </table:table-cell>
          <table:table-cell office:value-type="string" calcext:value-type="string">
            <text:p>2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6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formula="of:=[.I107]*100" office:value-type="float" office:value="13600" calcext:value-type="float">
            <text:p>1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TOREN“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Tiefenbrunner</text:p>
          </table:table-cell>
          <table:table-cell office:value-type="float" office:value="40.882755" calcext:value-type="float">
            <text:p>40,882755</text:p>
          </table:table-cell>
          <table:table-cell table:formula="of:=[.I108]*100" office:value-type="float" office:value="11500" calcext:value-type="float">
            <text:p>11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 - SCHMID OBERRAUT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8b3jve2v3bhek4vaf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</text:p>
          </table:table-cell>
          <table:table-cell office:value-type="string" calcext:value-type="string">
            <text:p>Schmid Oberrautner</text:p>
          </table:table-cell>
          <table:table-cell office:value-type="float" office:value="96.266945" calcext:value-type="float">
            <text:p>96,266945</text:p>
          </table:table-cell>
          <table:table-cell table:formula="of:=[.I109]*100" office:value-type="float" office:value="3500" calcext:value-type="float">
            <text:p>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4pmmg365tt1bdgna30887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Lagrein Riserva</text:p>
          </table:table-cell>
          <table:table-cell office:value-type="string" calcext:value-type="string">
            <text:p>Weingut Pfostl</text:p>
          </table:table-cell>
          <table:table-cell office:value-type="float" office:value="52.886665" calcext:value-type="float">
            <text:p>52,886665</text:p>
          </table:table-cell>
          <table:table-cell table:formula="of:=[.I110]*100" office:value-type="float" office:value="5000" calcext:value-type="float">
            <text:p>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„Mirell“ Ansitz Waldgries</text:p>
          </table:table-cell>
          <table:table-cell/>
          <table:table-cell office:value-type="string" calcext:value-type="string">
            <text:p>Gambero Rosso 3 bicchieri, 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ell</text:p>
          </table:table-cell>
          <table:table-cell office:value-type="string" calcext:value-type="string">
            <text:p>Ansitz Waldgries</text:p>
          </table:table-cell>
          <table:table-cell office:value-type="float" office:value="57.666893" calcext:value-type="float">
            <text:p>57,666893</text:p>
          </table:table-cell>
          <table:table-cell table:formula="of:=[.I111]*100" office:value-type="float" office:value="6200" calcext:value-type="float">
            <text:p>6200</text:p>
          </table:table-cell>
          <table:table-cell table:number-columns-repeated="4"/>
          <table:table-cell table:style-name="ce16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2]*100" office:value-type="float" office:value="7100" calcext:value-type="float">
            <text:p>7100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3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4]*100" office:value-type="float" office:value="13500" calcext:value-type="float">
            <text:p>13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JEROBOA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5]*100" office:value-type="float" office:value="26000" calcext:value-type="float">
            <text:p>26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THUSALE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formula="of:=[.I116]*100" office:value-type="float" office:value="51000" calcext:value-type="float">
            <text:p>5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PORPHYR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9.154896" calcext:value-type="float">
            <text:p>59,154896</text:p>
          </table:table-cell>
          <table:table-cell table:formula="of:=[.I117]*100" office:value-type="float" office:value="7500" calcext:value-type="float">
            <text:p>7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formula="of:=[.I118]*100" office:value-type="float" office:value="8600" calcext:value-type="float">
            <text:p>8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formula="of:=[.I119]*100" office:value-type="float" office:value="16500" calcext:value-type="float">
            <text:p>16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0]*100" office:value-type="float" office:value="9900" calcext:value-type="float">
            <text:p>9900</text:p>
          </table:table-cell>
          <table:table-cell office:value-type="string" calcext:value-type="string">
            <text:p>2 x 2017</text:p>
          </table:table-cell>
          <table:table-cell office:value-type="string" calcext:value-type="string">
            <text:p>7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1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formula="of:=[.I122]*100" office:value-type="float" office:value="9900" calcext:value-type="float">
            <text:p>9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3]*100" office:value-type="float" office:value="9600" calcext:value-type="float">
            <text:p>9600</text:p>
          </table:table-cell>
          <table:table-cell office:value-type="string" calcext:value-type="string">
            <text:p>6 x 2020</text:p>
          </table:table-cell>
          <table:table-cell office:value-type="string" calcext:value-type="string">
            <text:p>6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4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5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6]*100" office:value-type="float" office:value="9600" calcext:value-type="float">
            <text:p>96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formula="of:=[.I127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flabiluis Griesbau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flabilis</text:p>
          </table:table-cell>
          <table:table-cell office:value-type="string" calcext:value-type="string">
            <text:p>Griesbauerhof</text:p>
          </table:table-cell>
          <table:table-cell office:value-type="float" office:value="44.87175" calcext:value-type="float">
            <text:p>44,87175</text:p>
          </table:table-cell>
          <table:table-cell table:formula="of:=[.I128]*100" office:value-type="float" office:value="19500" calcext:value-type="float">
            <text:p>19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ORILAN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office:value-type="string" calcext:value-type="string">
            <text:p>Terlan (Terlano)</text:p>
          </table:table-cell>
          <table:table-cell office:value-type="float" office:value="53.496376" calcext:value-type="float">
            <text:p>53,496376</text:p>
          </table:table-cell>
          <table:table-cell table:formula="of:=[.I129]*100" office:value-type="float" office:value="3300" calcext:value-type="float">
            <text:p>3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SIANO” BIO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 office:value-type="float" office:value="41.773994" calcext:value-type="float">
            <text:p>41,773994</text:p>
          </table:table-cell>
          <table:table-cell table:formula="of:=[.I130]*100" office:value-type="float" office:value="5300" calcext:value-type="float">
            <text:p>53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1]*100" office:value-type="float" office:value="6200" calcext:value-type="float">
            <text:p>62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2]*100" office:value-type="float" office:value="6200" calcext:value-type="float">
            <text:p>6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formula="of:=[.I133]*100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Athos” Ansitz Dolomytos Sack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</text:p>
          </table:table-cell>
          <table:table-cell office:value-type="float" office:value="59.58343" calcext:value-type="float">
            <text:p>59,58343</text:p>
          </table:table-cell>
          <table:table-cell table:formula="of:=[.I134]*100" office:value-type="float" office:value="6800" calcext:value-type="float">
            <text:p>6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formula="of:=[.I135]*100" office:value-type="float" office:value="9700" calcext:value-type="float">
            <text:p>9700</text:p>
          </table:table-cell>
          <table:table-cell office:value-type="string" calcext:value-type="string">
            <text:p>2 x 201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formula="of:=[.I136]*100" office:value-type="float" office:value="9700" calcext:value-type="float">
            <text:p>9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Cantina Kurtatsch</text:p>
          </table:table-cell>
          <table:table-cell office:value-type="float" office:value="30.549747" calcext:value-type="float">
            <text:p>30,549747</text:p>
          </table:table-cell>
          <table:table-cell table:formula="of:=[.I137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formula="of:=[.I138]*100" office:value-type="float" office:value="7000" calcext:value-type="float">
            <text:p>70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formula="of:=[.I139]*100" office:value-type="float" office:value="7000" calcext:value-type="float">
            <text:p>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-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2.55292" calcext:value-type="float">
            <text:p>32,55292</text:p>
          </table:table-cell>
          <table:table-cell table:formula="of:=[.I140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NOZZOLE - FOLON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510z7t51yh4wewd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Nozzole Chianti Classico</text:p>
          </table:table-cell>
          <table:table-cell office:value-type="string" calcext:value-type="string">
            <text:p>Tenuta di Nozzole</text:p>
          </table:table-cell>
          <table:table-cell office:value-type="float" office:value="33.82708" calcext:value-type="float">
            <text:p>33,82708</text:p>
          </table:table-cell>
          <table:table-cell table:formula="of:=[.I141]*100" office:value-type="float" office:value="3000" calcext:value-type="float">
            <text:p>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formula="of:=[.I142]*100" office:value-type="float" office:value="3700" calcext:value-type="float">
            <text:p>3700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formula="of:=[.I143]*100" office:value-type="float" office:value="3700" calcext:value-type="float">
            <text:p>37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Kellerei Fertuna tosca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es5agcj68hd5gda8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Maremma Toscana</text:p>
          </table:table-cell>
          <table:table-cell office:value-type="string" calcext:value-type="string">
            <text:p>Fertuna</text:p>
          </table:table-cell>
          <table:table-cell office:value-type="float" office:value="39.20594" calcext:value-type="float">
            <text:p>39,20594</text:p>
          </table:table-cell>
          <table:table-cell table:formula="of:=[.I144]*100" office:value-type="float" office:value="3600" calcext:value-type="float">
            <text:p>3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26w035f1fyngbtc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</text:p>
          </table:table-cell>
          <table:table-cell office:value-type="string" calcext:value-type="string">
            <text:p>Tenuta San Guido</text:p>
          </table:table-cell>
          <table:table-cell office:value-type="float" office:value="40.307587" calcext:value-type="float">
            <text:p>40,307587</text:p>
          </table:table-cell>
          <table:table-cell table:formula="of:=[.I145]*100" office:value-type="float" office:value="4800" calcext:value-type="float">
            <text:p>4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formula="of:=[.I146]*100" office:value-type="float" office:value="7800" calcext:value-type="float">
            <text:p>7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formula="of:=[.I147]*100" office:value-type="float" office:value="15000" calcext:value-type="float">
            <text:p>1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- COLLOSORB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4.95832" calcext:value-type="float">
            <text:p>44,95832</text:p>
          </table:table-cell>
          <table:table-cell table:formula="of:=[.I148]*100" office:value-type="float" office:value="5800" calcext:value-type="float">
            <text:p>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„La Casa Caparzo”</text:p>
          </table:table-cell>
          <table:table-cell/>
          <table:table-cell office:value-type="string" calcext:value-type="string">
            <text:p>James Suckling 97 Punkte , 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 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5.829933" calcext:value-type="float">
            <text:p>45,829933</text:p>
          </table:table-cell>
          <table:table-cell table:formula="of:=[.I149]*100" office:value-type="float" office:value="10000" calcext:value-type="float">
            <text:p>1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. Casanova di Neri Tenuta Nuova</text:p>
          </table:table-cell>
          <table:table-cell/>
          <table:table-cell office:value-type="string" calcext:value-type="string">
            <text:p>James Suckling 99/100 , Robert Parker 98/100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62.615414" calcext:value-type="float">
            <text:p>62,615414</text:p>
          </table:table-cell>
          <table:table-cell table:formula="of:=[.I150]*100" office:value-type="float" office:value="13000" calcext:value-type="float">
            <text:p>1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alenti ‘Piero’</text:p>
          </table:table-cell>
          <table:table-cell/>
          <table:table-cell office:value-type="string" calcext:value-type="string">
            <text:p>James Suckling 100 Punkte, Falstaff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ro 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7.622253" calcext:value-type="float">
            <text:p>47,622253</text:p>
          </table:table-cell>
          <table:table-cell table:formula="of:=[.I151]*100" office:value-type="float" office:value="15000" calcext:value-type="float">
            <text:p>1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ESTAMATTA” BIBI GRAETZ</text:p>
          </table:table-cell>
          <table:table-cell/>
          <table:table-cell office:value-type="string" calcext:value-type="string">
            <text:p>Robert Parker 96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Toscana</text:p>
          </table:table-cell>
          <table:table-cell office:value-type="string" calcext:value-type="string">
            <text:p>Bibi Graetz</text:p>
          </table:table-cell>
          <table:table-cell office:value-type="float" office:value="55.35928" calcext:value-type="float">
            <text:p>55,35928</text:p>
          </table:table-cell>
          <table:table-cell table:formula="of:=[.I152]*100" office:value-type="float" office:value="10900" calcext:value-type="float">
            <text:p>10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3]*100" office:value-type="float" office:value="11800" calcext:value-type="float">
            <text:p>11800</text:p>
          </table:table-cell>
          <table:table-cell office:value-type="string" calcext:value-type="string">
            <text:p>6 x 2021</text:p>
          </table:table-cell>
          <table:table-cell office:value-type="string" calcext:value-type="string">
            <text:p>2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4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5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formula="of:=[.I156]*100" office:value-type="float" office:value="24000" calcext:value-type="float">
            <text:p>24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7]*100" office:value-type="float" office:value="15800" calcext:value-type="float">
            <text:p>15800</text:p>
          </table:table-cell>
          <table:table-cell office:value-type="string" calcext:value-type="string">
            <text:p>3 x 2020</text:p>
          </table:table-cell>
          <table:table-cell office:value-type="string" calcext:value-type="string">
            <text:p>3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8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formula="of:=[.I159]*100" office:value-type="float" office:value="15800" calcext:value-type="float">
            <text:p>15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0]*100" office:value-type="float" office:value="25500" calcext:value-type="float">
            <text:p>25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1]*100" office:value-type="float" office:value="50000" calcext:value-type="float">
            <text:p>5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8" office:value-type="float" office:value="1650" calcext:value-type="float">
            <text:p>1.6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formula="of:=[.I162]*100" office:value-type="float" office:value="165000" calcext:value-type="float">
            <text:p>16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formula="of:=[.I163]*100" office:value-type="float" office:value="7900" calcext:value-type="float">
            <text:p>7900</text:p>
          </table:table-cell>
          <table:table-cell office:value-type="string" calcext:value-type="string">
            <text:p>9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formula="of:=[.I164]*100" office:value-type="float" office:value="7900" calcext:value-type="float">
            <text:p>79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1.459957" calcext:value-type="float">
            <text:p>31,459957</text:p>
          </table:table-cell>
          <table:table-cell table:formula="of:=[.I165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DARMAGI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 Langhe</text:p>
          </table:table-cell>
          <table:table-cell office:value-type="string" calcext:value-type="string">
            <text:p>Gaja</text:p>
          </table:table-cell>
          <table:table-cell office:value-type="float" office:value="36.93362" calcext:value-type="float">
            <text:p>36,93362</text:p>
          </table:table-cell>
          <table:table-cell table:formula="of:=[.I166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formula="of:=[.I167]*100" office:value-type="float" office:value="11800" calcext:value-type="float">
            <text:p>11800</text:p>
          </table:table-cell>
          <table:table-cell office:value-type="string" calcext:value-type="string">
            <text:p>5 x 201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formula="of:=[.I168]*100" office:value-type="float" office:value="11800" calcext:value-type="float">
            <text:p>11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69]*100" office:value-type="float" office:value="7100" calcext:value-type="float">
            <text:p>71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70]*100" office:value-type="float" office:value="23000" calcext:value-type="float">
            <text:p>23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formula="of:=[.I171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diciassettesalme etna cattan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hqgny88c4v2vf0vw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Contrada Diciassettesalme Rosso</text:p>
          </table:table-cell>
          <table:table-cell office:value-type="string" calcext:value-type="string">
            <text:p>Cottanera</text:p>
          </table:table-cell>
          <table:table-cell office:value-type="float" office:value="51.31506" calcext:value-type="float">
            <text:p>51,31506</text:p>
          </table:table-cell>
          <table:table-cell table:formula="of:=[.I172]*100" office:value-type="float" office:value="3800" calcext:value-type="float">
            <text:p>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lle al fic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852mghyjybtvaxx7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e Al Fico Toscana</text:p>
          </table:table-cell>
          <table:table-cell office:value-type="string" calcext:value-type="string">
            <text:p>Petra</text:p>
          </table:table-cell>
          <table:table-cell office:value-type="float" office:value="39.268456" calcext:value-type="float">
            <text:p>39,268456</text:p>
          </table:table-cell>
          <table:table-cell table:formula="of:=[.I173]*100" office:value-type="float" office:value="4200" calcext:value-type="float">
            <text:p>4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4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5]*100" office:value-type="float" office:value="30000" calcext:value-type="float">
            <text:p>3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6]*100" office:value-type="float" office:value="31000" calcext:value-type="float">
            <text:p>3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7]*100" office:value-type="float" office:value="32000" calcext:value-type="float">
            <text:p>3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8]*100" office:value-type="float" office:value="39000" calcext:value-type="float">
            <text:p>3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79]*100" office:value-type="float" office:value="40000" calcext:value-type="float">
            <text:p>4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80]*100" office:value-type="float" office:value="41000" calcext:value-type="float">
            <text:p>41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formula="of:=[.I181]*100" office:value-type="float" office:value="42000" calcext:value-type="float">
            <text:p>42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formula="of:=[.I182]*100" office:value-type="float" office:value="8800" calcext:value-type="float">
            <text:p>8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“Comitissa” Pas Dosé Riserva - Südtirol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formula="of:=[.I183]*100" office:value-type="float" office:value="9600" calcext:value-type="float">
            <text:p>9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“FRANCIACORTA”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formula="of:=[.I184]*100" office:value-type="float" office:value="11400" calcext:value-type="float">
            <text:p>11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“LUGANA” - CA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formula="of:=[.I185]*100" office:value-type="float" office:value="6400" calcext:value-type="float">
            <text:p>6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„Stoan“ Kellerei Tram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0.096176" calcext:value-type="float">
            <text:p>40,096176</text:p>
          </table:table-cell>
          <table:table-cell table:formula="of:=[.I186]*100" office:value-type="float" office:value="8400" calcext:value-type="float">
            <text:p>8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ylvaner „Alte Reben“ Pach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7.112045" calcext:value-type="float">
            <text:p>47,112045</text:p>
          </table:table-cell>
          <table:table-cell table:formula="of:=[.I187]*100" office:value-type="float" office:value="9400" calcext:value-type="float">
            <text:p>9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188]*100" office:value-type="float" office:value="17000" calcext:value-type="float">
            <text:p>170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formula="of:=[.I189]*100" office:value-type="float" office:value="17000" calcext:value-type="float">
            <text:p>1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ino grigio st. michael epp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kpj16tf3ed9mnxc7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t. Michael-Eppan</text:p>
          </table:table-cell>
          <table:table-cell office:value-type="float" office:value="42.29632" calcext:value-type="float">
            <text:p>42,29632</text:p>
          </table:table-cell>
          <table:table-cell table:formula="of:=[.I190]*100" office:value-type="float" office:value="20000" calcext:value-type="float">
            <text:p>20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“Trattmann” Pinot Noir Riserva Kellerei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3.65086" calcext:value-type="float">
            <text:p>43,65086</text:p>
          </table:table-cell>
          <table:table-cell table:formula="of:=[.I191]*100" office:value-type="float" office:value="12200" calcext:value-type="float">
            <text:p>12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5.342125" calcext:value-type="float">
            <text:p>45,342125</text:p>
          </table:table-cell>
          <table:table-cell table:formula="of:=[.I192]*100" office:value-type="float" office:value="17200" calcext:value-type="float">
            <text:p>17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erlot “KUNST.STÜCK” RISERVA DOC <text:s/>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Merlot Riserva</text:p>
          </table:table-cell>
          <table:table-cell office:value-type="string" calcext:value-type="string">
            <text:p>Kaltern</text:p>
          </table:table-cell>
          <table:table-cell office:value-type="float" office:value="42.020145" calcext:value-type="float">
            <text:p>42,020145</text:p>
          </table:table-cell>
          <table:table-cell table:formula="of:=[.I193]*100" office:value-type="float" office:value="17500" calcext:value-type="float">
            <text:p>175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GREIN RISERVA “TABER” -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5.4915" calcext:value-type="float">
            <text:p>45,4915</text:p>
          </table:table-cell>
          <table:table-cell table:formula="of:=[.I194]*100" office:value-type="float" office:value="14400" calcext:value-type="float">
            <text:p>14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AGREIN RISERVA “PORPHYR” -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  <table:table-cell table:formula="of:=[.I195]*100" office:value-type="float" office:value="15400" calcext:value-type="float">
            <text:p>154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formula="of:=[.I196]*100" office:value-type="float" office:value="10800" calcext:value-type="float">
            <text:p>10800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formula="of:=[.I197]*100" office:value-type="float" office:value="10800" calcext:value-type="float">
            <text:p>10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„Anticus“ Merlot Cabernet Riserva Kellerei Nals - Ma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49.774136" calcext:value-type="float">
            <text:p>49,774136</text:p>
          </table:table-cell>
          <table:table-cell table:formula="of:=[.I198]*100" office:value-type="float" office:value="13200" calcext:value-type="float">
            <text:p>132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villa antinori chianti classic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xjbxzsnqdzshxap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</text:p>
          </table:table-cell>
          <table:table-cell office:value-type="string" calcext:value-type="string">
            <text:p>Antinori</text:p>
          </table:table-cell>
          <table:table-cell office:value-type="float" office:value="46.155254" calcext:value-type="float">
            <text:p>46,155254</text:p>
          </table:table-cell>
          <table:table-cell table:formula="of:=[.I199]*100" office:value-type="float" office:value="27000" calcext:value-type="float">
            <text:p>27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fomtalloro toscana felsi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 office:value-type="float" office:value="41.346043" calcext:value-type="float">
            <text:p>41,346043</text:p>
          </table:table-cell>
          <table:table-cell table:formula="of:=[.I200]*100" office:value-type="float" office:value="25000" calcext:value-type="float">
            <text:p>25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“TIGNANELLO” - ANTInori TOSKA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  <table:table-cell table:formula="of:=[.I201]*100" office:value-type="float" office:value="23800" calcext:value-type="float">
            <text:p>238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odere le ripi Amar d. fallia <text:s/>toscana ross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f7ya7xsapjneazpzm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Ripi Toscana</text:p>
          </table:table-cell>
          <table:table-cell office:value-type="string" calcext:value-type="string">
            <text:p>Podere le Ripi</text:p>
          </table:table-cell>
          <table:table-cell office:value-type="float" office:value="49.726177" calcext:value-type="float">
            <text:p>49,726177</text:p>
          </table:table-cell>
          <table:table-cell table:formula="of:=[.I202]*100" office:value-type="float" office:value="29000" calcext:value-type="float">
            <text:p>290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altern</text:p>
          </table:table-cell>
          <table:table-cell office:value-type="float" office:value="31.945658" calcext:value-type="float">
            <text:p>31,945658</text:p>
          </table:table-cell>
          <table:table-cell table:formula="of:=[.I203]*100" office:value-type="float" office:value="2600" calcext:value-type="float">
            <text:p>260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üdtiroler Moscato „Rosa“ Castel Salegg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6nhm703kat91s5t3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</text:p>
          </table:table-cell>
          <table:table-cell office:value-type="string" calcext:value-type="string">
            <text:p>Castel Sallegg</text:p>
          </table:table-cell>
          <table:table-cell office:value-type="float" office:value="40.26851" calcext:value-type="float">
            <text:p>40,26851</text:p>
          </table:table-cell>
          <table:table-cell table:formula="of:=[.I204]*100" office:value-type="float" office:value="5900" calcext:value-type="float">
            <text:p>5900</text:p>
          </table:table-cell>
          <table:table-cell table:number-columns-repeated="1005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_1.H1:Sheet_1.K1 Sheet_1.H2:Sheet_1.J204">
            <calcext:condition calcext:apply-style-name="cf6" calcext:value="formula-is([.H1]=0)" calcext:base-cell-address="Sheet_1.H1"/>
          </calcext:conditional-format>
          <calcext:conditional-format calcext:target-range-address="Sheet_1.A2:Sheet_1.K1048576">
            <calcext:condition calcext:apply-style-name="Neutral" calcext:value="formula-is(AND([.$D2]=[.$D1]; [.$G2]=[.$G1]))" calcext:base-cell-address="Sheet_1.A2"/>
          </calcext:conditional-format>
        </calcext:conditional-formats>
      </table:table>
      <table:table table:name="Sheet_2" table:style-name="ta1">
        <office:forms form:automatic-focus="false" form:apply-design-mode="false"/>
        <table:table-column table:style-name="co12" table:default-cell-style-name="ce20"/>
        <table:table-column table:style-name="co2" table:default-cell-style-name="ce20"/>
        <table:table-column table:style-name="co13" table:default-cell-style-name="ce20"/>
        <table:table-column table:style-name="co2" table:default-cell-style-name="ce20"/>
        <table:table-column table:style-name="co14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2" table:default-cell-style-name="ce20"/>
        <table:table-column table:style-name="co9" table:default-cell-style-name="ce20"/>
        <table:table-column table:style-name="co2" table:number-columns-repeated="3" table:default-cell-style-name="ce20"/>
        <table:table-column table:style-name="co2" table:number-columns-repeated="1008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24" office:value-type="string" calcext:value-type="string">
            <text:p>vintage</text:p>
          </table:table-cell>
          <table:table-cell table:style-name="ce24" office:value-type="string" calcext:value-type="string">
            <text:p>price_eur</text:p>
          </table:table-cell>
          <table:table-cell table:style-name="ce24" office:value-type="string" calcext:value-type="string">
            <text:p>purchase_price</text:p>
          </table:table-cell>
          <table:table-cell table:style-name="ce24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8"/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2]*100" office:value-type="float" office:value="4700" calcext:value-type="float">
            <text:p>4700</text:p>
          </table:table-cell>
          <table:table-cell office:value-type="string" calcext:value-type="string">
            <text:p>5 x 2019</text:p>
          </table:table-cell>
          <table:table-cell table:number-columns-repeated="1008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table:formula="of:=[.J3]*100" office:value-type="float" office:value="4700" calcext:value-type="float">
            <text:p>4700</text:p>
          </table:table-cell>
          <table:table-cell table:number-columns-repeated="1009"/>
        </table:table-row>
        <table:table-row table:style-name="ro1">
          <table:table-cell table:formula="of:=IF(ISBLANK([.B4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]*100" office:value-type="float" office:value="19500" calcext:value-type="float">
            <text:p>19500</text:p>
          </table:table-cell>
          <table:table-cell office:value-type="string" calcext:value-type="string">
            <text:p>1 x 2009</text:p>
          </table:table-cell>
          <table:table-cell office:value-type="string" calcext:value-type="string">
            <text:p>2 x 2011</text:p>
          </table:table-cell>
          <table:table-cell table:number-columns-repeated="1007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]*100" office:value-type="float" office:value="19500" calcext:value-type="float">
            <text:p>19500</text:p>
          </table:table-cell>
          <table:table-cell table:number-columns-repeated="1009"/>
        </table:table-row>
        <table:table-row table:style-name="ro1">
          <table:table-cell table:formula="of:=IF(ISBLANK([.B6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]*100" office:value-type="float" office:value="19500" calcext:value-type="float">
            <text:p>19500</text:p>
          </table:table-cell>
          <table:table-cell table:number-columns-repeated="1009"/>
        </table:table-row>
        <table:table-row table:style-name="ro1">
          <table:table-cell table:formula="of:=IF(ISBLANK([.B7]); &quot;&quot;; 1)" office:value-type="float" office:value="1" calcext:value-type="float">
            <text:p>1</text:p>
          </table:table-cell>
          <table:table-cell office:value-type="string" calcext:value-type="string">
            <text:p>wine_01h0sq48vhhn1brkpy620a1fy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-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table:formula="of:=[.J7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8]); &quot;&quot;; 1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ssagne Montrachet Lamy 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8]*100" office:value-type="float" office:value="10400" calcext:value-type="float">
            <text:p>10400</text:p>
          </table:table-cell>
          <table:table-cell table:number-columns-repeated="1009"/>
        </table:table-row>
        <table:table-row table:style-name="ro1">
          <table:table-cell table:formula="of:=IF(ISBLANK([.B9]); &quot;&quot;; 1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9]*100" office:value-type="float" office:value="8700" calcext:value-type="float">
            <text:p>8700</text:p>
          </table:table-cell>
          <table:table-cell table:number-columns-repeated="1009"/>
        </table:table-row>
        <table:table-row table:style-name="ro1">
          <table:table-cell table:formula="of:=IF(ISBLANK([.B10]); &quot;&quot;; 1)">
            <text:p/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0]*100" office:value-type="float" office:value="9300" calcext:value-type="float">
            <text:p>9300</text:p>
          </table:table-cell>
          <table:table-cell table:number-columns-repeated="1009"/>
        </table:table-row>
        <table:table-row table:style-name="ro1">
          <table:table-cell table:formula="of:=IF(ISBLANK([.B11]); &quot;&quot;; 1)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teau Talbot (4éme cru classé)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1]*100" office:value-type="float" office:value="15000" calcext:value-type="float">
            <text:p>15000</text:p>
          </table:table-cell>
          <table:table-cell table:number-columns-repeated="1009"/>
        </table:table-row>
        <table:table-row table:style-name="ro1">
          <table:table-cell table:formula="of:=IF(ISBLANK([.B12]); &quot;&quot;; 1)">
            <text:p/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teau Lynch Bages 5eme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/>
          <table:table-cell table:formula="of:=[.J12]*100" office:value-type="float" office:value="21900" calcext:value-type="float">
            <text:p>21900</text:p>
          </table:table-cell>
          <table:table-cell table:number-columns-repeated="1009"/>
        </table:table-row>
        <table:table-row table:style-name="ro1">
          <table:table-cell table:formula="of:=IF(ISBLANK([.B13]); &quot;&quot;; 1)" office:value-type="float" office:value="1" calcext:value-type="float">
            <text:p>1</text:p>
          </table:table-cell>
          <table:table-cell office:value-type="string" calcext:value-type="string">
            <text:p>wine_01gzr4ktnt2fyvhxdcpdmzf0m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âteau Daugay Saint-É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6" calcext:value-type="float">
            <text:p>201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3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4]); &quot;&quot;; 1)" office:value-type="float" office:value="1" calcext:value-type="float">
            <text:p>1</text:p>
          </table:table-cell>
          <table:table-cell office:value-type="string" calcext:value-type="string">
            <text:p>wine_01gzr4ksd78ehmmtvanytr2t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rillon d’Angelus - Saint-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5" calcext:value-type="float">
            <text:p>201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4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5]); &quot;&quot;; 1)" office:value-type="float" office:value="1" calcext:value-type="float">
            <text:p>1</text:p>
          </table:table-cell>
          <table:table-cell office:value-type="string" calcext:value-type="string">
            <text:p>wine_01h4pmmgzhpe7y4jsmk8wsmd6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ATEAU PIBRAN PAULILLA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1" calcext:value-type="float">
            <text:p>201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/>
          <table:table-cell table:formula="of:=[.J15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IF(ISBLANK([.B16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7" calcext:value-type="float">
            <text:p>57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/>
          <table:table-cell table:formula="of:=[.J16]*100" office:value-type="float" office:value="5700" calcext:value-type="float">
            <text:p>5700</text:p>
          </table:table-cell>
          <table:table-cell table:number-columns-repeated="1009"/>
        </table:table-row>
        <table:table-row table:style-name="ro1">
          <table:table-cell table:formula="of:=IF(ISBLANK([.B17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0" calcext:value-type="float">
            <text:p>11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/>
          <table:table-cell table:formula="of:=[.J17]*100" office:value-type="float" office:value="11000" calcext:value-type="float">
            <text:p>11000</text:p>
          </table:table-cell>
          <table:table-cell table:number-columns-repeated="1009"/>
        </table:table-row>
        <table:table-row table:style-name="ro1">
          <table:table-cell table:formula="of:=IF(ISBLANK([.B18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18]*100" office:value-type="float" office:value="21500" calcext:value-type="float">
            <text:p>21500</text:p>
          </table:table-cell>
          <table:table-cell table:number-columns-repeated="1009"/>
        </table:table-row>
        <table:table-row table:style-name="ro1">
          <table:table-cell table:formula="of:=IF(ISBLANK([.B19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19]*100" office:value-type="float" office:value="59500" calcext:value-type="float">
            <text:p>59500</text:p>
          </table:table-cell>
          <table:table-cell table:number-columns-repeated="1009"/>
        </table:table-row>
        <table:table-row table:style-name="ro1">
          <table:table-cell table:formula="of:=IF(ISBLANK([.B20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SALMANAZA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20]*100" office:value-type="float" office:value="83000" calcext:value-type="float">
            <text:p>83000</text:p>
          </table:table-cell>
          <table:table-cell table:number-columns-repeated="1009"/>
        </table:table-row>
        <table:table-row table:style-name="ro1">
          <table:table-cell table:formula="of:=IF(ISBLANK([.B21]); &quot;&quot;; 1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1]*100" office:value-type="float" office:value="6900" calcext:value-type="float">
            <text:p>6900</text:p>
          </table:table-cell>
          <table:table-cell table:number-columns-repeated="1009"/>
        </table:table-row>
        <table:table-row table:style-name="ro1">
          <table:table-cell table:formula="of:=IF(ISBLANK([.B22]); &quot;&quot;; 1)"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2]*100" office:value-type="float" office:value="4500" calcext:value-type="float">
            <text:p>4500</text:p>
          </table:table-cell>
          <table:table-cell table:number-columns-repeated="1009"/>
        </table:table-row>
        <table:table-row table:style-name="ro1">
          <table:table-cell table:formula="of:=IF(ISBLANK([.B23]); &quot;&quot;; 1)" office:value-type="float" office:value="1" calcext:value-type="float">
            <text:p>1</text:p>
          </table:table-cell>
          <table:table-cell office:value-type="string" calcext:value-type="string">
            <text:p>wine_01h0r2pq1m082yvd5nj668tj0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LIE Cuvee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23]*100" office:value-type="float" office:value="2500" calcext:value-type="float">
            <text:p>2500</text:p>
          </table:table-cell>
          <table:table-cell table:number-columns-repeated="1009"/>
        </table:table-row>
        <table:table-row table:style-name="ro1">
          <table:table-cell table:formula="of:=IF(ISBLANK([.B24]); &quot;&quot;; 1)">
            <text:p/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- INNERLEITERHOF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24]*100"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table:formula="of:=IF(ISBLANK([.B25]); &quot;&quot;; 1)" office:value-type="float" office:value="1" calcext:value-type="float">
            <text:p>1</text:p>
          </table:table-cell>
          <table:table-cell office:value-type="string" calcext:value-type="string">
            <text:p>wine_01j220jqz5w8a4s3gbbxxd212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OSE Rosé Cuvee Weingut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5]*100" office:value-type="float" office:value="3100" calcext:value-type="float">
            <text:p>3100</text:p>
          </table:table-cell>
          <table:table-cell table:number-columns-repeated="1009"/>
        </table:table-row>
        <table:table-row table:style-name="ro1">
          <table:table-cell table:formula="of:=IF(ISBLANK([.B26]); &quot;&quot;; 1)">
            <text:p/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26]*100" office:value-type="float" office:value="3400" calcext:value-type="float">
            <text:p>3400</text:p>
          </table:table-cell>
          <table:table-cell table:number-columns-repeated="1009"/>
        </table:table-row>
        <table:table-row table:style-name="ro1">
          <table:table-cell table:formula="of:=IF(ISBLANK([.B27]); &quot;&quot;; 1)" office:value-type="float" office:value="1" calcext:value-type="float">
            <text:p>1</text:p>
          </table:table-cell>
          <table:table-cell office:value-type="string" calcext:value-type="string">
            <text:p>wine_01h0qzm1tfvf6a3bpfs48vrqc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Praesulis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table:formula="of:=[.J27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28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28]*100" office:value-type="float" office:value="4600" calcext:value-type="float">
            <text:p>4600</text:p>
          </table:table-cell>
          <table:table-cell table:number-columns-repeated="1009"/>
        </table:table-row>
        <table:table-row table:style-name="ro1">
          <table:table-cell table:formula="of:=IF(ISBLANK([.B29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29]*100" office:value-type="float" office:value="4600" calcext:value-type="float">
            <text:p>4600</text:p>
          </table:table-cell>
          <table:table-cell table:number-columns-repeated="1009"/>
        </table:table-row>
        <table:table-row table:style-name="ro1">
          <table:table-cell table:formula="of:=IF(ISBLANK([.B30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30]*100" office:value-type="float" office:value="3700" calcext:value-type="float">
            <text:p>3700</text:p>
          </table:table-cell>
          <table:table-cell office:value-type="string" calcext:value-type="string">
            <text:p>2 x 2020</text:p>
          </table:table-cell>
          <table:table-cell table:number-columns-repeated="1008"/>
        </table:table-row>
        <table:table-row table:style-name="ro1">
          <table:table-cell table:formula="of:=IF(ISBLANK([.B31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31]*100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table:formula="of:=IF(ISBLANK([.B32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32]*100" office:value-type="float" office:value="3800" calcext:value-type="float">
            <text:p>3800</text:p>
          </table:table-cell>
          <table:table-cell office:value-type="string" calcext:value-type="string">
            <text:p>7 x 2021</text:p>
          </table:table-cell>
          <table:table-cell table:number-columns-repeated="1008"/>
        </table:table-row>
        <table:table-row table:style-name="ro1">
          <table:table-cell table:formula="of:=IF(ISBLANK([.B33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table:formula="of:=[.J33]*100" office:value-type="float" office:value="3800" calcext:value-type="float">
            <text:p>3800</text:p>
          </table:table-cell>
          <table:table-cell table:number-columns-repeated="1009"/>
        </table:table-row>
        <table:table-row table:style-name="ro1">
          <table:table-cell table:formula="of:=IF(ISBLANK([.B34]); &quot;&quot;; 1)" office:value-type="float" office:value="1" calcext:value-type="float">
            <text:p>1</text:p>
          </table:table-cell>
          <table:table-cell office:value-type="string" calcext:value-type="string">
            <text:p>wine_01h0qzm0ax45vx7esvkqhczts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uron Falkenstei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34]*100" office:value-type="float" office:value="5800" calcext:value-type="float">
            <text:p>5800</text:p>
          </table:table-cell>
          <table:table-cell table:number-columns-repeated="1009"/>
        </table:table-row>
        <table:table-row table:style-name="ro1">
          <table:table-cell table:formula="of:=IF(ISBLANK([.B35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J35]*100" office:value-type="float" office:value="6000" calcext:value-type="float">
            <text:p>6000</text:p>
          </table:table-cell>
          <table:table-cell office:value-type="string" calcext:value-type="string">
            <text:p>6 x 2020</text:p>
          </table:table-cell>
          <table:table-cell table:number-columns-repeated="1008"/>
        </table:table-row>
        <table:table-row table:style-name="ro1">
          <table:table-cell table:formula="of:=IF(ISBLANK([.B36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J36]*100" office:value-type="float" office:value="6000" calcext:value-type="float">
            <text:p>6000</text:p>
          </table:table-cell>
          <table:table-cell table:number-columns-repeated="1009"/>
        </table:table-row>
        <table:table-row table:style-name="ro1">
          <table:table-cell table:formula="of:=IF(ISBLANK([.B37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37]*100" office:value-type="float" office:value="6700" calcext:value-type="float">
            <text:p>6700</text:p>
          </table:table-cell>
          <table:table-cell office:value-type="string" calcext:value-type="string">
            <text:p>12 x 2021</text:p>
          </table:table-cell>
          <table:table-cell table:number-columns-repeated="1008"/>
        </table:table-row>
        <table:table-row table:style-name="ro1">
          <table:table-cell table:formula="of:=IF(ISBLANK([.B38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/>
          <table:table-cell table:formula="of:=[.J38]*100" office:value-type="float" office:value="6700" calcext:value-type="float">
            <text:p>6700</text:p>
          </table:table-cell>
          <table:table-cell table:number-columns-repeated="1009"/>
        </table:table-row>
        <table:table-row table:style-name="ro1">
          <table:table-cell table:formula="of:=IF(ISBLANK([.B39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39]*100" office:value-type="float" office:value="24000" calcext:value-type="float">
            <text:p>24000</text:p>
          </table:table-cell>
          <table:table-cell office:value-type="string" calcext:value-type="string">
            <text:p>1 x 2019</text:p>
          </table:table-cell>
          <table:table-cell office:value-type="string" calcext:value-type="string">
            <text:p>1 x 2020</text:p>
          </table:table-cell>
          <table:table-cell office:value-type="string" calcext:value-type="string">
            <text:p>1 x 2021</text:p>
          </table:table-cell>
          <table:table-cell table:number-columns-repeated="1006"/>
        </table:table-row>
        <table:table-row table:style-name="ro1">
          <table:table-cell table:formula="of:=IF(ISBLANK([.B40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0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1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1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2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42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43]); &quot;&quot;; 1)" office:value-type="float" office:value="1" calcext:value-type="float">
            <text:p>1</text:p>
          </table:table-cell>
          <table:table-cell office:value-type="string" calcext:value-type="string">
            <text:p>wine_01h4pmmfh512e49ytdxkctdsdq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uri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/>
          <table:table-cell table:formula="of:=[.J43]*100" office:value-type="float" office:value="1800" calcext:value-type="float">
            <text:p>1800</text:p>
          </table:table-cell>
          <table:table-cell table:number-columns-repeated="1009"/>
        </table:table-row>
        <table:table-row table:style-name="ro1">
          <table:table-cell table:formula="of:=IF(ISBLANK([.B44]); &quot;&quot;; 1)" office:value-type="float" office:value="1" calcext:value-type="float">
            <text:p>1</text:p>
          </table:table-cell>
          <table:table-cell office:value-type="string" calcext:value-type="string">
            <text:p>wine_01gzr4ksn07qrknrg486gmvw5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„Der Pfannenstiel“ Pfannensti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44]*100" office:value-type="float" office:value="7900" calcext:value-type="float">
            <text:p>7900</text:p>
          </table:table-cell>
          <table:table-cell table:number-columns-repeated="1009"/>
        </table:table-row>
        <table:table-row table:style-name="ro1">
          <table:table-cell table:formula="of:=IF(ISBLANK([.B45]); &quot;&quot;; 1)" office:value-type="float" office:value="1" calcext:value-type="float">
            <text:p>1</text:p>
          </table:table-cell>
          <table:table-cell office:value-type="string" calcext:value-type="string">
            <text:p>wine_01havwefpyhcj37b1yfss2s6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45]*100" office:value-type="float" office:value="4800" calcext:value-type="float">
            <text:p>4800</text:p>
          </table:table-cell>
          <table:table-cell table:number-columns-repeated="1009"/>
        </table:table-row>
        <table:table-row table:style-name="ro1">
          <table:table-cell table:formula="of:=IF(ISBLANK([.B46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46]*100" office:value-type="float" office:value="6600" calcext:value-type="float">
            <text:p>6600</text:p>
          </table:table-cell>
          <table:table-cell table:style-name="ce13" office:value-type="string" calcext:value-type="string">
            <text:p>7 x <text:s/>2018</text:p>
          </table:table-cell>
          <table:table-cell table:number-columns-repeated="1008"/>
        </table:table-row>
        <table:table-row table:style-name="ro1">
          <table:table-cell table:formula="of:=IF(ISBLANK([.B47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table:formula="of:=[.J47]*100" office:value-type="float" office:value="6600" calcext:value-type="float">
            <text:p>6600</text:p>
          </table:table-cell>
          <table:table-cell table:number-columns-repeated="1009"/>
        </table:table-row>
        <table:table-row table:style-name="ro1">
          <table:table-cell table:formula="of:=IF(ISBLANK([.B48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acus” Weingut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J48]*100" office:value-type="float" office:value="7100" calcext:value-type="float">
            <text:p>7100</text:p>
          </table:table-cell>
          <table:table-cell table:number-columns-repeated="1009"/>
        </table:table-row>
        <table:table-row table:style-name="ro1">
          <table:table-cell table:formula="of:=IF(ISBLANK([.B49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49]*100" office:value-type="float" office:value="3500" calcext:value-type="float">
            <text:p>3500</text:p>
          </table:table-cell>
          <table:table-cell office:value-type="string" calcext:value-type="string">
            <text:p>6 x 2022</text:p>
          </table:table-cell>
          <table:table-cell table:number-columns-repeated="1008"/>
        </table:table-row>
        <table:table-row table:style-name="ro1">
          <table:table-cell table:formula="of:=IF(ISBLANK([.B50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/>
          <table:table-cell table:formula="of:=[.J50]*100"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formula="of:=IF(ISBLANK([.B51]); &quot;&quot;; 1)" office:value-type="float" office:value="1" calcext:value-type="float">
            <text:p>1</text:p>
          </table:table-cell>
          <table:table-cell office:value-type="string" calcext:value-type="string">
            <text:p>wine_01j2228b77e6cn3mr38bddnhr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N°2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51]*100" office:value-type="float" office:value="4300" calcext:value-type="float">
            <text:p>4300</text:p>
          </table:table-cell>
          <table:table-cell table:number-columns-repeated="1009"/>
        </table:table-row>
        <table:table-row table:style-name="ro1">
          <table:table-cell table:formula="of:=IF(ISBLANK([.B52]); &quot;&quot;; 1)" office:value-type="float" office:value="1" calcext:value-type="float">
            <text:p>1</text:p>
          </table:table-cell>
          <table:table-cell office:value-type="string" calcext:value-type="string">
            <text:p>wine_01j222g17k8srn0ztm5nvfgaq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Kleine Kammer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52]*100" office:value-type="float" office:value="6300" calcext:value-type="float">
            <text:p>6300</text:p>
          </table:table-cell>
          <table:table-cell table:number-columns-repeated="1009"/>
        </table:table-row>
        <table:table-row table:style-name="ro1">
          <table:table-cell table:formula="of:=IF(ISBLANK([.B53]); &quot;&quot;; 1)" office:value-type="float" office:value="1" calcext:value-type="float">
            <text:p>1</text:p>
          </table:table-cell>
          <table:table-cell office:value-type="string" calcext:value-type="string">
            <text:p>wine_01j222j47m1w53zkk5db3sgbk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Rosenthal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53]*100" office:value-type="float" office:value="8300" calcext:value-type="float">
            <text:p>8300</text:p>
          </table:table-cell>
          <table:table-cell table:number-columns-repeated="1009"/>
        </table:table-row>
        <table:table-row table:style-name="ro1">
          <table:table-cell table:formula="of:=IF(ISBLANK([.B54]); &quot;&quot;; 1)" office:value-type="float" office:value="1" calcext:value-type="float">
            <text:p>1</text:p>
          </table:table-cell>
          <table:table-cell office:value-type="string" calcext:value-type="string">
            <text:p>wine_01gzr4ksd3d7r1nat6d0mmwhh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olaia”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4]*100" office:value-type="float" office:value="36500" calcext:value-type="float">
            <text:p>36500</text:p>
          </table:table-cell>
          <table:table-cell table:number-columns-repeated="1009"/>
        </table:table-row>
        <table:table-row table:style-name="ro1">
          <table:table-cell table:formula="of:=IF(ISBLANK([.B55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5]*100" office:value-type="float" office:value="18000" calcext:value-type="float">
            <text:p>18000</text:p>
          </table:table-cell>
          <table:table-cell office:value-type="string" calcext:value-type="string">
            <text:p>1 x 20</text:p>
          </table:table-cell>
          <table:table-cell office:value-type="string" calcext:value-type="string">
            <text:p>2 x 2019</text:p>
          </table:table-cell>
          <table:table-cell table:number-columns-repeated="1007"/>
        </table:table-row>
        <table:table-row table:style-name="ro1">
          <table:table-cell table:formula="of:=IF(ISBLANK([.B56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6]*100" office:value-type="float" office:value="18000" calcext:value-type="float">
            <text:p>18000</text:p>
          </table:table-cell>
          <table:table-cell table:number-columns-repeated="1009"/>
        </table:table-row>
        <table:table-row table:style-name="ro1">
          <table:table-cell table:formula="of:=IF(ISBLANK([.B57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57]*100" office:value-type="float" office:value="18000" calcext:value-type="float">
            <text:p>18000</text:p>
          </table:table-cell>
          <table:table-cell table:number-columns-repeated="1009"/>
        </table:table-row>
        <table:table-row table:style-name="ro1">
          <table:table-cell table:formula="of:=IF(ISBLANK([.B58]); &quot;&quot;; 1)" office:value-type="float" office:value="1" calcext:value-type="float">
            <text:p>1</text:p>
          </table:table-cell>
          <table:table-cell office:value-type="string" calcext:value-type="string">
            <text:p>wine_01h0f3cmcq8trqgcg35yx9h0q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Brunello di montalc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58]*100" office:value-type="float" office:value="18500" calcext:value-type="float">
            <text:p>18500</text:p>
          </table:table-cell>
          <table:table-cell table:number-columns-repeated="1009"/>
        </table:table-row>
        <table:table-row table:style-name="ro1">
          <table:table-cell table:formula="of:=IF(ISBLANK([.B59]); &quot;&quot;; 1)" office:value-type="float" office:value="1" calcext:value-type="float">
            <text:p>1</text:p>
          </table:table-cell>
          <table:table-cell office:value-type="string" calcext:value-type="string">
            <text:p>wine_01h0sq485htby98fz6mmyrx4v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rlot Riserva “Passion Limited Edition”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59]*100" office:value-type="float" office:value="13500" calcext:value-type="float">
            <text:p>13500</text:p>
          </table:table-cell>
          <table:table-cell table:number-columns-repeated="1009"/>
        </table:table-row>
        <table:table-row table:style-name="ro1">
          <table:table-cell table:formula="of:=IF(ISBLANK([.B60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“Lacus” Weingut Walter Schullian</text:p>
          </table:table-cell>
          <table:table-cell/>
          <table:table-cell office:value-type="string" calcext:value-type="string">
            <text:p>Jährlich nur 150 Flaschen</text:p>
          </table:table-cell>
          <table:table-cell office:value-type="string" calcext:value-type="string">
            <text:p>MAGNUM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0]*100" office:value-type="float" office:value="15500" calcext:value-type="float">
            <text:p>15500</text:p>
          </table:table-cell>
          <table:table-cell table:number-columns-repeated="1009"/>
        </table:table-row>
        <table:table-row table:style-name="ro1">
          <table:table-cell table:formula="of:=IF(ISBLANK([.B61]); &quot;&quot;; 1)" office:value-type="float" office:value="1" calcext:value-type="float">
            <text:p>1</text:p>
          </table:table-cell>
          <table:table-cell office:value-type="string" calcext:value-type="string">
            <text:p>wine_01gzr4kt81sdrfzpne7cmmshg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le cupole rosso tosca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1]*100" office:value-type="float" office:value="24000" calcext:value-type="float">
            <text:p>24000</text:p>
          </table:table-cell>
          <table:table-cell table:number-columns-repeated="1009"/>
        </table:table-row>
        <table:table-row table:style-name="ro1">
          <table:table-cell table:formula="of:=IF(ISBLANK([.B62]); &quot;&quot;; 1)" office:value-type="float" office:value="1" calcext:value-type="float">
            <text:p>1</text:p>
          </table:table-cell>
          <table:table-cell office:value-type="string" calcext:value-type="string">
            <text:p>wine_01h0my5rk1ctcdv7h4jba8hn9y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marone d. v. sant antoni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2]*100" office:value-type="float" office:value="26000" calcext:value-type="float">
            <text:p>26000</text:p>
          </table:table-cell>
          <table:table-cell table:number-columns-repeated="1009"/>
        </table:table-row>
        <table:table-row table:style-name="ro1">
          <table:table-cell table:formula="of:=IF(ISBLANK([.B63]); &quot;&quot;; 1)">
            <text:p/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63]*100" office:value-type="float" office:value="2600" calcext:value-type="float">
            <text:p>2600</text:p>
          </table:table-cell>
          <table:table-cell table:number-columns-repeated="1009"/>
        </table:table-row>
        <table:table-row table:style-name="ro1">
          <table:table-cell table:formula="of:=IF(ISBLANK([.B64]); &quot;&quot;; 1)">
            <text:p/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TIT MANSENG - KELLEREI ST. PAUL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/>
          <table:table-cell table:formula="of:=[.J64]*100" office:value-type="float" office:value="4300" calcext:value-type="float">
            <text:p>4300</text:p>
          </table:table-cell>
          <table:table-cell table:number-columns-repeated="1009"/>
        </table:table-row>
        <table:table-row table:style-name="ro1">
          <table:table-cell table:formula="of:=IF(ISBLANK([.B65]); &quot;&quot;; 1)" office:value-type="float" office:value="1" calcext:value-type="float">
            <text:p>1</text:p>
          </table:table-cell>
          <table:table-cell office:value-type="string" calcext:value-type="string">
            <text:p>wine_01gzr4ksg3h1sse37dbw6657x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E FILER - CA Dei FRAT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[.J65]*100" office:value-type="float" office:value="3000" calcext:value-type="float">
            <text:p>3000</text:p>
          </table:table-cell>
          <table:table-cell table:number-columns-repeated="1009"/>
        </table:table-row>
        <table:table-row table:style-name="ro1">
          <table:table-cell table:formula="of:=IF(ISBLANK([.B66]); &quot;&quot;; 1)">
            <text:p/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Abtei Muri gries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formula="of:=[.J66]*100" office:value-type="float" office:value="7000" calcext:value-type="float">
            <text:p>7000</text:p>
          </table:table-cell>
          <table:table-cell table:number-columns-repeated="1009"/>
        </table:table-row>
        <table:table-row table:style-name="ro1">
          <table:table-cell table:formula="of:=IF(ISBLANK([.B67]); &quot;&quot;; 1)">
            <text:p/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LIAC &amp; KRACHER ICE WINE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table:formula="of:=[.J67]*100" office:value-type="float" office:value="7500" calcext:value-type="float">
            <text:p>75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Rosis Kellerei Bozen</text:p>
          </table:table-cell>
          <table:table-cell table:style-name="ce18" table:number-columns-repeated="2"/>
          <table:table-cell office:value-type="string" calcext:value-type="string">
            <text:p>HALF_BOTTLE</text:p>
          </table:table-cell>
          <table:table-cell table:style-name="ce22" office:value-type="float" office:value="2022" calcext:value-type="float">
            <text:p>2022</text:p>
          </table:table-cell>
          <table:table-cell table:style-name="ce22" office:value-type="float" office:value="54" calcext:value-type="float">
            <text:p>54</text:p>
          </table:table-cell>
          <table:table-cell table:style-name="ce18"/>
          <table:table-cell table:style-name="ce14" office:value-type="float" office:value="6" calcext:value-type="float">
            <text:p>6</text:p>
          </table:table-cell>
          <table:table-cell table:style-name="ce18" table:number-columns-repeated="2"/>
          <table:table-cell table:formula="of:=[.J68]*100" office:value-type="float" office:value="5400" calcext:value-type="float">
            <text:p>54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Lagrein Klosteranger </text:p>
          </table:table-cell>
          <table:table-cell table:style-name="ce18" table:number-columns-repeated="2"/>
          <table:table-cell table:style-name="ce18" office:value-type="string" calcext:value-type="string">
            <text:p>MAGNUM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90" calcext:value-type="float">
            <text:p>190</text:p>
          </table:table-cell>
          <table:table-cell table:style-name="ce18"/>
          <table:table-cell table:style-name="ce14" office:value-type="float" office:value="1" calcext:value-type="float">
            <text:p>1</text:p>
          </table:table-cell>
          <table:table-cell table:style-name="ce18" table:number-columns-repeated="2"/>
          <table:table-cell table:formula="of:=[.J69]*100" office:value-type="float" office:value="19000" calcext:value-type="float">
            <text:p>1900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aldobbiadene Prosecco Superiore DOCG</text:p>
          </table:table-cell>
          <table:table-cell table:style-name="ce18" table:number-columns-repeated="2"/>
          <table:table-cell office:value-type="string" calcext:value-type="string">
            <text:p>BOTTL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/>
          <table:table-cell table:style-name="ce10" office:value-type="float" office:value="157" calcext:value-type="float">
            <text:p>157</text:p>
          </table:table-cell>
          <table:table-cell table:style-name="ce18" table:number-columns-repeated="2"/>
          <table:table-cell table:formula="of:=[.J70]*1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9" table:number-columns-repeated="11"/>
          <table:table-cell table:number-columns-repeated="1009"/>
        </table:table-row>
        <table:table-row table:style-name="ro1">
          <table:table-cell table:style-name="ce18" table:number-columns-repeated="4"/>
          <table:table-cell table:style-name="ce19" table:number-columns-repeated="11"/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_2.I1:Sheet_2.L6 Sheet_2.P46:Sheet_2.P46 Sheet_2.K58:Sheet_2.K67 Sheet_2.L7:Sheet_2.L7 Sheet_2.L34:Sheet_2.L34 Sheet_2.L58:Sheet_2.L69 Sheet_2.I58:Sheet_2.J69 Sheet_2.I7:Sheet_2.K30 Sheet_2.L16:Sheet_2.L30 Sheet_2.I31:Sheet_2.L33 Sheet_2.I34:Sheet_2.K37 Sheet_2.L37:Sheet_2.L37 Sheet_2.I38:Sheet_2.L47 Sheet_2.I48:Sheet_2.K49 Sheet_2.L49:Sheet_2.L49 Sheet_2.I50:Sheet_2.L57">
            <calcext:condition calcext:apply-style-name="cf6" calcext:value="formula-is([.I1]=0)" calcext:base-cell-address="Sheet_2.I1"/>
          </calcext:conditional-format>
          <calcext:conditional-format calcext:target-range-address="Sheet_2.N71:Sheet_2.O1048576 Sheet_2.A2:Sheet_2.O57 Sheet_2.L58:Sheet_2.M67 Sheet_2.A71:Sheet_2.M1048576 Sheet_2.A58:Sheet_2.K70 Sheet_2.M68:Sheet_2.M70 Sheet_2.N58:Sheet_2.N1048576 Sheet_2.O58:Sheet_2.O70">
            <calcext:condition calcext:apply-style-name="Neutral" calcext:value="formula-is(AND([.$E2]=[.$E1]; [.$H2]=[.$H1]))" calcext:base-cell-address="Sheet_2.A2"/>
          </calcext:conditional-format>
        </calcext:conditional-formats>
      </table:table>
      <table:named-expressions/>
      <table:database-ranges>
        <table:database-range table:name="__Anonymous_Sheet_DB__0" table:target-range-address="Sheet_1.A1:Sheet_1.T20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ccc"/>
      <style:text-properties fo:color="#cc0000"/>
    </style:style>
    <style:style style:name="cf2" style:family="table-cell" style:parent-style-name="Default" style:data-style-name="N0">
      <style:table-cell-properties fo:background-color="#ffcccc"/>
      <style:text-properties fo:color="#cc0000"/>
    </style:style>
    <style:style style:name="cf3" style:family="table-cell" style:parent-style-name="Default" style:data-style-name="N0">
      <style:table-cell-properties fo:background-color="#ffcccc"/>
      <style:text-properties fo:color="#cc0000"/>
    </style:style>
    <style:style style:name="cf4" style:family="table-cell" style:parent-style-name="Default" style:data-style-name="N0">
      <style:table-cell-properties fo:background-color="#ffcccc"/>
      <style:text-properties fo:color="#cc0000"/>
    </style:style>
    <style:style style:name="cf5" style:family="table-cell" style:parent-style-name="Default" style:data-style-name="N0">
      <style:table-cell-properties fo:background-color="#ffcccc"/>
      <style:text-properties fo:color="#cc0000"/>
    </style:style>
    <style:style style:name="cf6" style:family="table-cell" style:parent-style-name="Default">
      <style:table-cell-properties fo:background-color="#ffcccc"/>
      <style:text-properties fo:color="#cc0000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asenegg</meta:initial-creator>
    <meta:creation-date>2024-07-12T19:35:07Z</meta:creation-date>
    <dc:date>2024-07-19T15:31:38.747853844</dc:date>
    <meta:editing-cycles>92</meta:editing-cycles>
    <meta:editing-duration>PT42M27S</meta:editing-duration>
    <meta:document-statistic meta:table-count="2" meta:cell-count="3856" meta:object-count="0"/>
  </office:meta>
</office:document-meta>
</file>